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4pt" fo:language="zxx" fo:country="none" fo:font-weight="bold" officeooo:rsid="00169c3a" officeooo:paragraph-rsid="00169c3a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language="zxx" fo:country="none" fo:font-weight="bold" officeooo:rsid="00169c3a" officeooo:paragraph-rsid="00169c3a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weight="normal" officeooo:rsid="00179e43" officeooo:paragraph-rsid="00179e43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weight="bold" officeooo:rsid="0018bc05" officeooo:paragraph-rsid="0018bc05" style:font-size-asian="8.75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weight="normal" officeooo:rsid="001a738d" officeooo:paragraph-rsid="001a738d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0pt" fo:language="zxx" fo:country="none" fo:font-weight="normal" officeooo:rsid="001a738d" officeooo:paragraph-rsid="001a738d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weight="normal" officeooo:rsid="001b3978" officeooo:paragraph-rsid="001b3978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Liberation Sans" fo:font-size="10pt" fo:language="zxx" fo:country="none" fo:font-style="normal" fo:font-weight="normal" officeooo:rsid="001b3978" officeooo:paragraph-rsid="001b3978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style="normal" fo:font-weight="normal" officeooo:rsid="001b3978" officeooo:paragraph-rsid="001b3978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weight="normal" officeooo:rsid="001c5579" officeooo:paragraph-rsid="001c5579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onsolas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DEVELOPMENT ENVIRONMENT SETUP</text:p>
      <text:p text:style-name="P2">JDK</text:p>
      <text:p text:style-name="P3">JDK es Java Development Kit y es el software que se utiliza para crear y ejecutar programas Java.</text:p>
      <text:p text:style-name="P3"/>
      <text:p text:style-name="P4">VERIFICACIÓN DE LA INSTALACIÓN DE JAVA</text:p>
      <text:p text:style-name="P5">Para comprobar la instalación de Java en Windows, se escribe en el cmd:</text:p>
      <text:p text:style-name="P6">java -version</text:p>
      <text:p text:style-name="P3"/>
      <text:p text:style-name="P5">Para comprobar la instalación de Java en Linux, se escribe Bash:</text:p>
      <text:p text:style-name="P6">java -version</text:p>
      <text:p text:style-name="P5"/>
      <text:p text:style-name="P4">JSHELL</text:p>
      <text:p text:style-name="P7">Jshell es un REPL (<text:span text:style-name="T1">Read-Eval-Print Loop</text:span><text:span text:style-name="T2">), es decir, un entorno interactivo en el que se puede:</text:span></text:p>
      <text:list text:style-name="L1">
        <text:list-item>
          <text:p text:style-name="P8">Escribir código Java línea por línea.</text:p>
        </text:list-item>
        <text:list-item>
          <text:p text:style-name="P8">Ejecutar ese código inmediatamente.</text:p>
        </text:list-item>
        <text:list-item>
          <text:p text:style-name="P8">Ver el resultado al momento.</text:p>
        </text:list-item>
      </text:list>
      <text:p text:style-name="P9">Se utiliza para probar rápidamente fragmentos de código y hacer pruebas con clases, métodos, etc., sin tener que crear una clase main ni compilar archivos manualmente.</text:p>
      <text:p text:style-name="P3"/>
      <text:p text:style-name="P10">Jshell se ejecuta directamente en el cmd o en una consola equivalente. Se puede abrir escribiendo directamente <text:span text:style-name="T3">jshell</text:span>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5T21:34:42.158287500</meta:creation-date>
    <dc:date>2025-06-25T21:55:29.126207600</dc:date>
    <meta:editing-duration>PT16M31S</meta:editing-duration>
    <meta:editing-cycles>7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15" meta:word-count="136" meta:character-count="821" meta:non-whitespace-character-count="703"/>
  </office:meta>
</office:document-meta>
</file>